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04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10*LOG10([.B1])" office:value-type="float" office:value="27.0842090013471" calcext:value-type="float">
            <text:p>27,1</text:p>
          </table:table-cell>
          <table:table-cell table:formula="of:=10^([.C1]/10)" office:value-type="float" office:value="511" calcext:value-type="float">
            <text:p>51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[.$C$1]+[.A2]" office:value-type="float" office:value="25.0842090013471" calcext:value-type="float">
            <text:p>25,1</text:p>
          </table:table-cell>
          <table:table-cell table:formula="of:=10^([.C2]/10)" office:value-type="float" office:value="322.419203029379" calcext:value-type="float">
            <text:p>322,419203029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table:formula="of:=[.$C$1]+[.A3]" office:value-type="float" office:value="23.0842090013471" calcext:value-type="float">
            <text:p>23,1</text:p>
          </table:table-cell>
          <table:table-cell table:formula="of:=10^([.C3]/10)" office:value-type="float" office:value="203.432764152837" calcext:value-type="float">
            <text:p>203,432764152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table:formula="of:=[.$C$1]+[.A4]" office:value-type="float" office:value="19.0842090013471" calcext:value-type="float">
            <text:p>19,1</text:p>
          </table:table-cell>
          <table:table-cell table:formula="of:=10^([.C4]/10)" office:value-type="float" office:value="80.9880421347629" calcext:value-type="float">
            <text:p>80,988042134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table:formula="of:=[.$C$1]+[.A5]" office:value-type="float" office:value="15.0842090013471" calcext:value-type="float">
            <text:p>15,1</text:p>
          </table:table-cell>
          <table:table-cell table:formula="of:=10^([.C5]/10)" office:value-type="float" office:value="32.2419203029379" calcext:value-type="float">
            <text:p>32,241920302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table:formula="of:=[.$C$1]+[.A6]" office:value-type="float" office:value="-0.915790998652874" calcext:value-type="float">
            <text:p>-0,9</text:p>
          </table:table-cell>
          <table:table-cell table:formula="of:=10^([.C6]/10)" office:value-type="float" office:value="0.809880421347629" calcext:value-type="float">
            <text:p>0,8098804213</text:p>
          </table:table-cell>
          <table:table-cell table:number-columns-repeated="2"/>
          <table:table-cell table:style-name="Default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10*LOG10([.B11])" office:value-type="float" office:value="27.0842090013471" calcext:value-type="float">
            <text:p>27,1</text:p>
          </table:table-cell>
          <table:table-cell table:style-name="ce2" table:formula="of:=ROUND(10^([.C11]/10))" office:value-type="float" office:value="511" calcext:value-type="float">
            <text:p>51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$C$11]-2*[.A12]" office:value-type="float" office:value="25.0842090013471" calcext:value-type="float">
            <text:p>25,1</text:p>
          </table:table-cell>
          <table:table-cell table:style-name="ce2" table:formula="of:=ROUND(10^([.C12]/10))" office:value-type="float" office:value="322" calcext:value-type="float">
            <text:p>32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$C$11]-2*[.A13]" office:value-type="float" office:value="23.0842090013471" calcext:value-type="float">
            <text:p>23,1</text:p>
          </table:table-cell>
          <table:table-cell table:style-name="ce2" table:formula="of:=ROUND(10^([.C13]/10))" office:value-type="float" office:value="203" calcext:value-type="float">
            <text:p>20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10*LOG10([.F13])" office:value-type="float" office:value="14.9136169383427" calcext:value-type="float">
            <text:p>14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$C$11]-2*[.A14]" office:value-type="float" office:value="21.0842090013471" calcext:value-type="float">
            <text:p>21,1</text:p>
          </table:table-cell>
          <table:table-cell table:style-name="ce2" table:formula="of:=ROUND(10^([.C14]/10))" office:value-type="float" office:value="128" calcext:value-type="float">
            <text:p>12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0*LOG10([.F14])" office:value-type="float" office:value="14.7712125471966" calcext:value-type="float">
            <text:p>14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$C$11]-2*[.A15]" office:value-type="float" office:value="19.0842090013471" calcext:value-type="float">
            <text:p>19,1</text:p>
          </table:table-cell>
          <table:table-cell table:style-name="ce2" table:formula="of:=ROUND(10^([.C15]/10))" office:value-type="float" office:value="81" calcext:value-type="float">
            <text:p>8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10*LOG10([.F15])" office:value-type="float" office:value="14.6239799789896" calcext:value-type="float">
            <text:p>14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$C$11]-2*[.A16]" office:value-type="float" office:value="17.0842090013471" calcext:value-type="float">
            <text:p>17,1</text:p>
          </table:table-cell>
          <table:table-cell table:style-name="ce2" table:formula="of:=ROUND(10^([.C16]/10))" office:value-type="float" office:value="51" calcext:value-type="float">
            <text:p>5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10*LOG10([.F16])" office:value-type="float" office:value="14.4715803134222" calcext:value-type="float">
            <text:p>14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$C$11]-2*[.A17]" office:value-type="float" office:value="15.0842090013471" calcext:value-type="float">
            <text:p>15,1</text:p>
          </table:table-cell>
          <table:table-cell table:style-name="ce2" table:formula="of:=ROUND(10^([.C17]/10))" office:value-type="float" office:value="32" calcext:value-type="float">
            <text:p>3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10*LOG10([.F17])" office:value-type="float" office:value="14.3136376415899" calcext:value-type="float">
            <text:p>14,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$C$11]-2*[.A18]" office:value-type="float" office:value="13.0842090013471" calcext:value-type="float">
            <text:p>13,1</text:p>
          </table:table-cell>
          <table:table-cell table:style-name="ce2" table:formula="of:=ROUND(10^([.C18]/10))"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10*LOG10([.F18])" office:value-type="float" office:value="14.1497334797082" calcext:value-type="float">
            <text:p>14,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$C$11]-2*[.A19]" office:value-type="float" office:value="11.0842090013471" calcext:value-type="float">
            <text:p>11,1</text:p>
          </table:table-cell>
          <table:table-cell table:style-name="ce2" table:formula="of:=ROUND(10^([.C19]/10))"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10*LOG10([.F19])" office:value-type="float" office:value="13.9794000867204" calcext:value-type="float">
            <text:p>14,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[.$C$11]-2*[.A20]" office:value-type="float" office:value="9.08420900134713" calcext:value-type="float">
            <text:p>9,1</text:p>
          </table:table-cell>
          <table:table-cell table:style-name="ce2" table:formula="of:=ROUND(10^([.C20]/10))"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10*LOG10([.F20])" office:value-type="float" office:value="13.8021124171161" calcext:value-type="float">
            <text:p>13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$C$11]-2*[.A21]" office:value-type="float" office:value="7.08420900134713" calcext:value-type="float">
            <text:p>7,1</text:p>
          </table:table-cell>
          <table:table-cell table:style-name="ce2" table:formula="of:=ROUND(10^([.C21]/10))"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10*LOG10([.F21])" office:value-type="float" office:value="13.6172783601759" calcext:value-type="float">
            <text:p>13,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$C$11]-2*[.A22]" office:value-type="float" office:value="5.08420900134713" calcext:value-type="float">
            <text:p>5,1</text:p>
          </table:table-cell>
          <table:table-cell table:style-name="ce2" table:formula="of:=ROUND(10^([.C22]/10))"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10*LOG10([.F22])" office:value-type="float" office:value="13.4242268082221" calcext:value-type="float">
            <text:p>13,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.$C$11]-2*[.A23]" office:value-type="float" office:value="3.08420900134713" calcext:value-type="float">
            <text:p>3,1</text:p>
          </table:table-cell>
          <table:table-cell table:style-name="ce2" table:formula="of:=ROUND(10^([.C23]/10))"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10*LOG10([.F23])" office:value-type="float" office:value="13.2221929473392" calcext:value-type="float">
            <text:p>13,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[.$C$11]-2*[.A24]" office:value-type="float" office:value="1.08420900134713" calcext:value-type="float">
            <text:p>1,1</text:p>
          </table:table-cell>
          <table:table-cell table:style-name="ce2" table:formula="of:=ROUND(10^([.C24]/10))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0*LOG10([.F24])" office:value-type="float" office:value="13.0102999566398" calcext:value-type="float">
            <text:p>13,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.$C$11]-2*[.A25]" office:value-type="float" office:value="-0.915790998652874" calcext:value-type="float">
            <text:p>-0,9</text:p>
          </table:table-cell>
          <table:table-cell table:style-name="ce2" table:formula="of:=ROUND(10^([.C25]/10))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10*LOG10([.F25])" office:value-type="float" office:value="12.7875360095283" calcext:value-type="float">
            <text:p>12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.$C$11]-2*[.A26]" office:value-type="float" office:value="-2.91579099865287" calcext:value-type="float">
            <text:p>-2,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10*LOG10([.F26])" office:value-type="float" office:value="12.5527250510331" calcext:value-type="float">
            <text:p>12,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7" calcext:value-type="float">
            <text:p>17</text:p>
          </table:table-cell>
          <table:table-cell table:formula="of:=10*LOG10([.F27])" office:value-type="float" office:value="12.3044892137827" calcext:value-type="float">
            <text:p>12,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6" calcext:value-type="float">
            <text:p>16</text:p>
          </table:table-cell>
          <table:table-cell table:formula="of:=10*LOG10([.F28])" office:value-type="float" office:value="12.0411998265592" calcext:value-type="float">
            <text:p>12,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5" calcext:value-type="float">
            <text:p>15</text:p>
          </table:table-cell>
          <table:table-cell table:formula="of:=10*LOG10([.F29])" office:value-type="float" office:value="11.7609125905568" calcext:value-type="float">
            <text:p>11,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4" calcext:value-type="float">
            <text:p>14</text:p>
          </table:table-cell>
          <table:table-cell table:formula="of:=10*LOG10([.F30])" office:value-type="float" office:value="11.4612803567824" calcext:value-type="float">
            <text:p>11,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3" calcext:value-type="float">
            <text:p>13</text:p>
          </table:table-cell>
          <table:table-cell table:formula="of:=10*LOG10([.F31])" office:value-type="float" office:value="11.1394335230684" calcext:value-type="float">
            <text:p>11,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2" calcext:value-type="float">
            <text:p>12</text:p>
          </table:table-cell>
          <table:table-cell table:formula="of:=10*LOG10([.F32])" office:value-type="float" office:value="10.7918124604762" calcext:value-type="float">
            <text:p>10,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 table:formula="of:=10*LOG10([.F33])" office:value-type="float" office:value="10.4139268515823" calcext:value-type="float">
            <text:p>10,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0" calcext:value-type="float">
            <text:p>10</text:p>
          </table:table-cell>
          <table:table-cell table:formula="of:=10*LOG10([.F34])" office:value-type="float" office:value="10" calcext:value-type="float">
            <text:p>10,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9" calcext:value-type="float">
            <text:p>9</text:p>
          </table:table-cell>
          <table:table-cell table:formula="of:=10*LOG10([.F35])" office:value-type="float" office:value="9.54242509439325" calcext:value-type="float">
            <text:p>9,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formula="of:=10*LOG10([.F36])" office:value-type="float" office:value="9.03089986991944" calcext:value-type="float">
            <text:p>9,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7" calcext:value-type="float">
            <text:p>7</text:p>
          </table:table-cell>
          <table:table-cell table:formula="of:=10*LOG10([.F37])" office:value-type="float" office:value="8.45098040014257" calcext:value-type="float">
            <text:p>8,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formula="of:=10*LOG10([.F38])" office:value-type="float" office:value="7.78151250383644" calcext:value-type="float">
            <text:p>7,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 table:formula="of:=10*LOG10([.F39])" office:value-type="float" office:value="6.98970004336019" calcext:value-type="float">
            <text:p>7,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formula="of:=10*LOG10([.F40])" office:value-type="float" office:value="6.02059991327962" calcext:value-type="float">
            <text:p>6,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table:formula="of:=10*LOG10([.F41])" office:value-type="float" office:value="4.77121254719662" calcext:value-type="float">
            <text:p>4,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formula="of:=10*LOG10([.F42])" office:value-type="float" office:value="3.01029995663981" calcext:value-type="float">
            <text:p>3,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10*LOG10([.F43])" office:value-type="float" office:value="0" calcext:value-type="float">
            <text:p>0,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4">
      <number:number number:decimal-places="1" loext:min-decimal-places="1" number:min-integer-digits="1"/>
    </number:number-style>
    <number:number-style style:name="N106">
      <number:number number:decimal-places="0" loext:min-decimal-places="0" number:min-integer-digits="1" number:display-factor="1000"/>
    </number:number-style>
    <number:number-style style:name="N107">
      <number:number number:decimal-places="0" loext:min-decimal-places="0" number:min-integer-digits="2"/>
    </number:number-style>
    <number:number-style style:name="N108">
      <number:number number:decimal-places="1" loext:min-decimal-places="1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23:11:03.220622275</meta:creation-date>
    <dc:date>2017-03-10T06:50:53.754249606</dc:date>
    <meta:editing-duration>PT12H17M53S</meta:editing-duration>
    <meta:editing-cycles>1</meta:editing-cycles>
    <meta:document-statistic meta:table-count="1" meta:cell-count="130" meta:object-count="0"/>
    <meta:generator>LibreOffice/5.1.6.2$Linux_X86_64 LibreOffice_project/10m0$Build-2</meta:generator>
  </office:meta>
</office:document-meta>
</file>